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" style:master-page-name="MP0" style:family="paragraph">
      <style:paragraph-properties fo:break-before="page"/>
    </style:style>
    <style:style style:name="T2" style:parent-style-name="Car.predefinitoparagrafo" style:family="text">
      <style:text-properties fo:language="en" fo:country="US"/>
    </style:style>
    <style:style style:name="T3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" style:parent-style-name="Car.predefinitoparagrafo" style:family="text">
      <style:text-properties fo:language="en" fo:country="US"/>
    </style:style>
    <style:style style:name="T5" style:parent-style-name="Car.predefinitoparagrafo" style:family="text">
      <style:text-properties fo:language="en" fo:country="US"/>
    </style:style>
    <style:style style:name="T6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7" style:parent-style-name="Car.predefinitoparagrafo" style:family="text">
      <style:text-properties fo:language="en" fo:country="US"/>
    </style:style>
    <style:style style:name="T8" style:parent-style-name="Car.predefinitoparagrafo" style:family="text">
      <style:text-properties fo:language="en" fo:country="US"/>
    </style:style>
    <style:style style:name="T9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0" style:parent-style-name="Car.predefinitoparagrafo" style:family="text">
      <style:text-properties style:text-position="super 63.6%" fo:language="en" fo:country="US"/>
    </style:style>
    <style:style style:name="T11" style:parent-style-name="Car.predefinitoparagrafo" style:family="text">
      <style:text-properties fo:language="en" fo:country="US"/>
    </style:style>
    <style:style style:name="T12" style:parent-style-name="Car.predefinitoparagrafo" style:family="text">
      <style:text-properties style:text-position="super 63.6%" fo:language="en" fo:country="US"/>
    </style:style>
    <style:style style:name="T13" style:parent-style-name="Car.predefinitoparagrafo" style:family="text">
      <style:text-properties fo:language="en" fo:country="US"/>
    </style:style>
    <style:style style:name="T14" style:parent-style-name="Car.predefinitoparagrafo" style:family="text">
      <style:text-properties fo:language="en" fo:country="US"/>
    </style:style>
    <style:style style:name="T15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6" style:parent-style-name="Car.predefinitoparagrafo" style:family="text">
      <style:text-properties fo:language="en" fo:country="US"/>
    </style:style>
    <style:style style:name="T17" style:parent-style-name="Car.predefinitoparagrafo" style:family="text">
      <style:text-properties fo:language="en" fo:country="US"/>
    </style:style>
    <style:style style:name="T18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9" style:parent-style-name="Car.predefinitoparagrafo" style:family="text">
      <style:text-properties fo:language="en" fo:country="US"/>
    </style:style>
    <style:style style:name="T20" style:parent-style-name="Car.predefinitoparagrafo" style:family="text">
      <style:text-properties style:text-position="super 63.6%" fo:language="en" fo:country="US"/>
    </style:style>
    <style:style style:name="T21" style:parent-style-name="Car.predefinitoparagrafo" style:family="text">
      <style:text-properties fo:language="en" fo:country="US"/>
    </style:style>
    <style:style style:name="T22" style:parent-style-name="Car.predefinitoparagrafo" style:family="text">
      <style:text-properties fo:language="en" fo:country="US"/>
    </style:style>
    <style:style style:name="T23" style:parent-style-name="Car.predefinitoparagrafo" style:family="text">
      <style:text-properties style:text-position="super 63.6%" fo:language="en" fo:country="US"/>
    </style:style>
    <style:style style:name="T24" style:parent-style-name="Car.predefinitoparagrafo" style:family="text">
      <style:text-properties fo:language="en" fo:country="US"/>
    </style:style>
    <style:style style:name="T25" style:parent-style-name="Car.predefinitoparagrafo" style:family="text">
      <style:text-properties style:text-position="super 63.6%" fo:language="en" fo:country="US"/>
    </style:style>
    <style:style style:name="T26" style:parent-style-name="Car.predefinitoparagrafo" style:family="text">
      <style:text-properties fo:language="en" fo:country="US"/>
    </style:style>
    <style:style style:name="T27" style:parent-style-name="Car.predefinitoparagrafo" style:family="text">
      <style:text-properties fo:language="en" fo:country="US"/>
    </style:style>
    <style:style style:name="T28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9" style:parent-style-name="Car.predefinitoparagrafo" style:family="text">
      <style:text-properties style:text-position="super 63.6%" fo:language="en" fo:country="US"/>
    </style:style>
    <style:style style:name="T30" style:parent-style-name="Car.predefinitoparagrafo" style:family="text">
      <style:text-properties fo:language="en" fo:country="US"/>
    </style:style>
    <style:style style:name="T31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2" style:parent-style-name="Car.predefinitoparagrafo" style:family="text">
      <style:text-properties style:text-position="super 63.6%" fo:language="en" fo:country="US"/>
    </style:style>
    <style:style style:name="T33" style:parent-style-name="Car.predefinitoparagrafo" style:family="text">
      <style:text-properties fo:language="en" fo:country="US"/>
    </style:style>
    <style:style style:name="T34" style:parent-style-name="Car.predefinitoparagrafo" style:family="text">
      <style:text-properties fo:language="en" fo:country="US"/>
    </style:style>
    <style:style style:name="T35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6" style:parent-style-name="Car.predefinitoparagrafo" style:family="text">
      <style:text-properties style:text-position="super 63.6%" fo:language="en" fo:country="US"/>
    </style:style>
    <style:style style:name="T37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8" style:parent-style-name="Car.predefinitoparagrafo" style:family="text">
      <style:text-properties style:text-position="super 63.6%" fo:language="en" fo:country="US"/>
    </style:style>
    <style:style style:name="T39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0" style:parent-style-name="Car.predefinitoparagrafo" style:family="text">
      <style:text-properties style:text-position="super 63.6%" fo:language="en" fo:country="US"/>
    </style:style>
    <style:style style:name="T41" style:parent-style-name="Car.predefinitoparagrafo" style:family="text">
      <style:text-properties fo:language="en" fo:country="US"/>
    </style:style>
    <style:style style:name="T42" style:parent-style-name="Car.predefinitoparagrafo" style:family="text">
      <style:text-properties fo:language="en" fo:country="US"/>
    </style:style>
    <style:style style:name="T43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4" style:parent-style-name="Car.predefinitoparagrafo" style:family="text">
      <style:text-properties style:text-position="super 63.6%" fo:language="en" fo:country="US"/>
    </style:style>
    <style:style style:name="T45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6" style:parent-style-name="Car.predefinitoparagrafo" style:family="text">
      <style:text-properties style:text-position="super 63.6%" fo:language="en" fo:country="US"/>
    </style:style>
    <style:style style:name="T47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8" style:parent-style-name="Car.predefinitoparagrafo" style:family="text">
      <style:text-properties style:text-position="super 63.6%" fo:language="en" fo:country="US"/>
    </style:style>
    <style:style style:name="T49" style:parent-style-name="Car.predefinitoparagrafo" style:family="text">
      <style:text-properties fo:language="en" fo:country="US"/>
    </style:style>
    <style:style style:name="P50" style:parent-style-name="Titolo2" style:family="paragraph">
      <style:text-properties fo:language="en" fo:country="US"/>
    </style:style>
    <style:style style:name="P51" style:parent-style-name="Titolo2" style:family="paragraph">
      <style:paragraph-properties fo:break-before="column"/>
    </style:style>
    <style:style style:name="P52" style:parent-style-name="Textbody" style:family="paragraph">
      <style:paragraph-properties fo:margin-top="0.0791in" fo:margin-bottom="0.1763in"/>
    </style:style>
    <style:style style:name="T53" style:parent-style-name="Car.predefinitoparagrafo" style:family="text">
      <style:text-properties fo:language="en" fo:country="US"/>
    </style:style>
    <style:style style:name="T54" style:parent-style-name="Car.predefinitoparagrafo" style:family="text">
      <style:text-properties fo:language="en" fo:country="US"/>
    </style:style>
    <style:style style:name="T55" style:parent-style-name="Car.predefinitoparagrafo" style:family="text">
      <style:text-properties fo:language="en" fo:country="US"/>
    </style:style>
    <style:style style:name="T56" style:parent-style-name="Car.predefinitoparagrafo" style:family="text">
      <style:text-properties fo:color="#3465A4" fo:language="en" fo:country="US"/>
    </style:style>
    <style:style style:name="T57" style:parent-style-name="Car.predefinitoparagrafo" style:family="text">
      <style:text-properties fo:color="#3465A4" fo:language="en" fo:country="US"/>
    </style:style>
    <style:style style:name="T58" style:parent-style-name="Car.predefinitoparagrafo" style:family="text">
      <style:text-properties fo:color="#3465A4" fo:language="en" fo:country="US"/>
    </style:style>
    <style:style style:name="T59" style:parent-style-name="Car.predefinitoparagrafo" style:family="text">
      <style:text-properties fo:color="#3465A4" fo:language="en" fo:country="US"/>
    </style:style>
    <style:style style:name="T60" style:parent-style-name="Car.predefinitoparagrafo" style:family="text">
      <style:text-properties fo:color="#3465A4" fo:language="en" fo:country="US"/>
    </style:style>
    <style:style style:name="P61" style:parent-style-name="Textbody" style:family="paragraph">
      <style:paragraph-properties fo:margin-top="0.0791in" fo:margin-bottom="0.1763in"/>
    </style:style>
    <style:style style:name="T62" style:parent-style-name="Car.predefinitoparagrafo" style:family="text">
      <style:text-properties fo:language="en" fo:country="US"/>
    </style:style>
    <style:style style:name="T63" style:parent-style-name="Car.predefinitoparagrafo" style:family="text">
      <style:text-properties fo:language="en" fo:country="US"/>
    </style:style>
    <style:style style:name="T64" style:parent-style-name="Car.predefinitoparagrafo" style:family="text">
      <style:text-properties fo:color="#3465A4" fo:language="en" fo:country="US"/>
    </style:style>
    <style:style style:name="T65" style:parent-style-name="Car.predefinitoparagrafo" style:family="text">
      <style:text-properties fo:color="#3465A4" fo:language="en" fo:country="US"/>
    </style:style>
    <style:style style:name="T66" style:parent-style-name="Car.predefinitoparagrafo" style:family="text">
      <style:text-properties fo:color="#3465A4" fo:language="en" fo:country="US"/>
    </style:style>
    <style:style style:name="T67" style:parent-style-name="Car.predefinitoparagrafo" style:family="text">
      <style:text-properties fo:color="#3465A4" fo:language="en" fo:country="US"/>
    </style:style>
    <style:style style:name="T68" style:parent-style-name="Car.predefinitoparagrafo" style:family="text">
      <style:text-properties fo:color="#3465A4" fo:language="en" fo:country="US"/>
    </style:style>
    <style:style style:name="T69" style:parent-style-name="Car.predefinitoparagrafo" style:family="text">
      <style:text-properties fo:color="#3465A4" fo:language="en" fo:country="US"/>
    </style:style>
    <style:style style:name="P70" style:parent-style-name="Textbody" style:family="paragraph">
      <style:paragraph-properties fo:margin-top="0.0395in" fo:margin-bottom="0.1368in"/>
    </style:style>
    <style:style style:name="T71" style:parent-style-name="Car.predefinitoparagrafo" style:family="text">
      <style:text-properties fo:language="en" fo:country="US"/>
    </style:style>
    <style:style style:name="T72" style:parent-style-name="Car.predefinitoparagrafo" style:family="text">
      <style:text-properties fo:language="en" fo:country="US"/>
    </style:style>
    <style:style style:name="T73" style:parent-style-name="Car.predefinitoparagrafo" style:family="text">
      <style:text-properties fo:color="#3465A4" fo:language="en" fo:country="US"/>
    </style:style>
    <style:style style:name="T74" style:parent-style-name="Car.predefinitoparagrafo" style:family="text">
      <style:text-properties fo:color="#3465A4" fo:language="en" fo:country="US"/>
    </style:style>
    <style:style style:name="T75" style:parent-style-name="Car.predefinitoparagrafo" style:family="text">
      <style:text-properties fo:color="#3465A4" fo:language="en" fo:country="US"/>
    </style:style>
    <style:style style:name="T76" style:parent-style-name="Car.predefinitoparagrafo" style:family="text">
      <style:text-properties fo:color="#3465A4" fo:language="en" fo:country="US"/>
    </style:style>
    <style:style style:name="T77" style:parent-style-name="Car.predefinitoparagrafo" style:family="text">
      <style:text-properties fo:color="#3465A4" fo:language="en" fo:country="US"/>
    </style:style>
  </office:automatic-styles>
  <office:body>
    <office:text text:use-soft-page-breaks="true">
      <text:p text:style-name="P1">DOCUMENTAZIONE PROGETTAZIONE LOGICA</text:p>
      <text:p text:style-name="Sottotitolo">a corredo dello schema logico</text:p>
      <text:h text:style-name="Titolo1" text:outline-level="1">Fase di ristrutturazione</text:h>
      <text:p text:style-name="Textbody">Scopo: generare uno schema ER semplificato, ristrutturato, ma equivalente a quello di partenza eliminando tutti quei costrutti non<text:s/>direttamente rappresentabili nel modello relazionale, quindi in particolare è necessario eliminare la gerarchia di generalizzazione che coinvolge le entità Users, Admin e Player. Le strategie che si possono effettuare sono sia l'eliminazione dei figli che<text:s/>del padre, in quanto, la rimozione dei primi non porta ad un'aggiunta di attributi che risulteranno null; mentre l'eliminazione del padre è ragionevole in quanto non viene mai acceduto.</text:p>
      <text:p text:style-name="Textbody">Al fine di evitare il raddoppio degli attributi di Users nel caso della sua rimozione, scegliamo di eliminare i figli, e quindi le entità Admin e Player, aggiungendo un attributo obbligatorio tipo in Users, di dominio boolean, che assumerà valore 1 in caso di admin, 0 altrimenti.</text:p>
      <text:h text:style-name="Titolo1" text:outline-level="1">Fase di traduzione</text:h>
      <text:p text:style-name="Textbody">Scopo: generare un equivalente schema relazionale.</text:p>
      <text:h text:style-name="Titolo2" text:outline-level="2">Traduzione delle entità e delle associazioni</text:h>
      <text:p text:style-name="Textbody"><text:span text:style-name="T2">Users (</text:span><text:span text:style-name="T3">id</text:span><text:span text:style-name="T4">, tipo, name, surname, nickname, email, password)</text:span></text:p>
      <text:p text:style-name="Textbody"><text:span text:style-name="T5">Matches (</text:span><text:span text:style-name="T6">id</text:span><text:span text:style-name="T7">, date, time)</text:span></text:p>
      <text:p text:style-name="Textbody"><text:span text:style-name="T8">Manches (</text:span><text:span text:style-name="T9">number, id</text:span><text:span text:style-name="T10">Matches</text:span><text:span text:style-name="T11">, phrase</text:span><text:span text:style-name="T12">Phrases</text:span><text:span text:style-name="T13">)</text:span></text:p>
      <text:p text:style-name="Textbody"><text:span text:style-name="T14">Phrases (theme,<text:s/></text:span><text:span text:style-name="T15">phrase</text:span><text:span text:style-name="T16">)</text:span></text:p>
      <text:p text:style-name="Textbody"><text:span text:style-name="T17">Moves (</text:span><text:span text:style-name="T18">moveId</text:span><text:span text:style-name="T19">, id</text:span><text:span text:style-name="T20">Users</text:span><text:span text:style-name="T21">, moveType, o</text:span><text:span text:style-name="T22">utcome, idMatch</text:span><text:span text:style-name="T23">Manches</text:span><text:span text:style-name="T24">, number</text:span><text:span text:style-name="T25">Manches</text:span><text:span text:style-name="T26">)</text:span></text:p>
      <text:p text:style-name="Textbody"><text:span text:style-name="T27">MatchWinners (</text:span><text:span text:style-name="T28">idMatch</text:span><text:span text:style-name="T29">Matches</text:span><text:span text:style-name="T30">,<text:s/></text:span><text:span text:style-name="T31">idPlayer</text:span><text:span text:style-name="T32">Users</text:span><text:span text:style-name="T33">, amount)</text:span></text:p>
      <text:p text:style-name="Textbody"><text:span text:style-name="T34">MancheWinners (</text:span><text:span text:style-name="T35">id</text:span><text:span text:style-name="T36">Manches</text:span><text:span text:style-name="T37">, number</text:span><text:span text:style-name="T38">Manches</text:span><text:span text:style-name="T39">, idPlayer</text:span><text:span text:style-name="T40">Users</text:span><text:span text:style-name="T41">, amount)</text:span></text:p>
      <text:p text:style-name="Textbody"><text:span text:style-name="T42">MancheJoiners (</text:span><text:span text:style-name="T43">id</text:span><text:span text:style-name="T44">Manches</text:span><text:span text:style-name="T45">, number</text:span><text:span text:style-name="T46">Manches</text:span><text:span text:style-name="T47">, idPlayer</text:span><text:span text:style-name="T48">Users</text:span><text:span text:style-name="T49">, observer)</text:span></text:p>
      <text:h text:style-name="P50" text:outline-level="2"/>
      <text:soft-page-break/>
      <text:h text:style-name="P51" text:outline-level="2">Traduzione dei vincoli</text:h>
      <text:list text:style-name="WWNum1">
        <text:list-item>
          <text:p text:style-name="P52"><text:span text:style-name="T53">In Manche</text:span><text:span text:style-name="T54">s l’id di un match può apparire al più 5 volte</text:span><text:span text:style-name="T55"><text:line-break/></text:span><text:span text:style-name="T56">CREATE ASSERTION CountMatch</text:span><text:span text:style-name="T57"><text:line-break/></text:span><text:span text:style-name="T58">CHECK (NOT EXISTS</text:span><text:span text:style-name="T59"><text:line-break/></text:span><text:span text:style-name="T60">(SELECT id FROM Manches GROUP BY id HAVING Count(*)&gt;5));</text:span></text:p>
        </text:list-item>
        <text:list-item>
          <text:p text:style-name="P61"><text:span text:style-name="T62">In MancheJoiners devono apparire tre giocatori per id di un match</text:span><text:span text:style-name="T63"><text:line-break/></text:span><text:span text:style-name="T64">CREATE ASSERTION<text:s/></text:span><text:span text:style-name="T65">PlayerJoiners</text:span><text:span text:style-name="T66"><text:line-break/></text:span><text:span text:style-name="T67">CHECK (NOT EXISTS</text:span><text:span text:style-name="T68"><text:line-break/></text:span><text:span text:style-name="T69">(SELECT idPlayer FROM MancheJoiners WHERE observer=0 GROUP BY idPlayer HAVING Count(*)&lt;&gt;3));</text:span></text:p>
        </text:list-item>
        <text:list-item>
          <text:p text:style-name="P70"><text:span text:style-name="T71">In MancheWinners l’idPlayer non può riferirsi ad un osservatore per quella partita</text:span><text:span text:style-name="T72"><text:line-break/></text:span><text:span text:style-name="T73">CREATE ASSERTION PlayerWinner</text:span><text:span text:style-name="T74"><text:line-break/></text:span><text:span text:style-name="T75">CHECK (NOT EXISTS</text:span><text:span text:style-name="T76"><text:line-break/></text:span><text:span text:style-name="T77">(SELECT idPlayer FROM MancheWinners NATURAL JOIN MancheJoiners WHERE observer=1));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 fo:margin-bottom="0in"/>
      <style:text-properties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3%"/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Heading" style:next-style-name="Textbody">
      <style:paragraph-properties fo:margin-top="0.0416in" fo:margin-bottom="0in"/>
      <style:text-properties fo:font-size="18pt" style:font-size-asian="18pt" style:font-size-complex="1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abriele Rotoloni</meta:initial-creator>
    <dc:creator>Gabriele Rotoloni</dc:creator>
    <meta:creation-date>2019-08-01T16:14:00Z</meta:creation-date>
    <dc:date>2019-08-25T16:59:00Z</dc:date>
    <meta:template xlink:href="Normal.dotm" xlink:type="simple"/>
    <meta:editing-cycles>11</meta:editing-cycles>
    <meta:editing-duration>PT11940S</meta:editing-duration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09" meta:character-count="2070" meta:row-count="14" meta:non-whitespace-character-count="1765"/>
  </office:meta>
</office:document-meta>
</file>